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oin Flipping</text:p>
      <text:p text:style-name="Standard">Bessie likes laying out her N2 coins in a N x N square grid arrangement (1 &lt;= N &lt;= 10), with all heads facing up. Unfortunately, when she lays her coins out randomly, some coins are flipped over as tails. </text:p>
      <text:p text:style-name="Standard"/>
      <text:p text:style-name="Standard">Bessie has large hooves, so she can only flip over coins from the "top-left rectangle" of her coin grid, -- a rectangular sub-grid that contains the top-left coin. This way, she can flip all the coins from heads to tails or vice versa</text:p>
      <text:p text:style-name="Standard"/>
      <text:p text:style-name="Standard">Bessie thinks she will be able to flip all the coins to heads, and wants you to help her find the minimum number of flips she needs to do.</text:p>
      <text:p text:style-name="Standard"/>
      <text:p text:style-name="Standard">Note that flipping over the same rectangle twice is pointless, because the coins would return to their original side. Consider flipping each top-left rectangle at most once.</text:p>
      <text:p text:style-name="Standard"/>
      <text:p text:style-name="Standard">INPUT FORMAT</text:p>
      <text:p text:style-name="Standard"/>
      <text:p text:style-name="Standard">The first line of the input is the integer N.</text:p>
      <text:p text:style-name="Standard"/>
      <text:p text:style-name="Standard">Each of the N lines that follow contains a string of N characters, each either 0 (representing heads) or 1 (representing tails).</text:p>
      <text:p text:style-name="Standard"/>
      <text:p text:style-name="Standard">OUTPUT FORMAT</text:p>
      <text:p text:style-name="Standard"/>
      <text:p text:style-name="Standard">Please output the minimum number of times Bessie needs to flip coins to obtain a grid of coins facing heads up.</text:p>
      <text:p text:style-name="Standard"/>
      <text:p text:style-name="Standard">SAMPLE INPUT</text:p>
      <text:p text:style-name="Standard"/>
      <text:p text:style-name="Standard">4</text:p>
      <text:p text:style-name="Standard">0001</text:p>
      <text:p text:style-name="Standard">0001</text:p>
      <text:p text:style-name="Standard">0111</text:p>
      <text:p text:style-name="Standard">1111</text:p>
      <text:p text:style-name="Standard">SAMPLE OUTPUT</text:p>
      <text:p text:style-name="Standard"/>
      <text:p text:style-name="Standard">4</text:p>
      <text:p text:style-name="Standard">In this example, if Bessie flips over the entire grid of coins from the top-left hand corner, she obtains an arrangement like this: </text:p>
      <text:p text:style-name="Standard"/>
      <text:p text:style-name="Standard">1110</text:p>
      <text:p text:style-name="Standard">1110</text:p>
      <text:p text:style-name="Standard">1000</text:p>
      <text:p text:style-name="Standard">0000</text:p>
      <text:p text:style-name="Standard">Then, if she flips over the top-left 2×3 rectangle, she gets</text:p>
      <text:p text:style-name="Standard"/>
      <text:p text:style-name="Standard">0000</text:p>
      <text:p text:style-name="Standard">0000</text:p>
      <text:p text:style-name="Standard">1000</text:p>
      <text:p text:style-name="Standard">0000</text:p>
      <text:p text:style-name="Standard"><text:soft-page-break/>Then. if she flips over the top-left 3×1 rectangle, she gets</text:p>
      <text:p text:style-name="Standard"/>
      <text:p text:style-name="Standard">1000</text:p>
      <text:p text:style-name="Standard">1000</text:p>
      <text:p text:style-name="Standard">0000</text:p>
      <text:p text:style-name="Standard">0000</text:p>
      <text:p text:style-name="Standard">All that remains is for Bessie to flip the top-left rectangle containing the two 1s, and she is finished. She takes a total of four flips for this metho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4-25T03:24:24.758000000</meta:creation-date>
    <dc:date>2022-04-25T03:24:58.491000000</dc:date>
    <meta:editing-duration>PT33S</meta:editing-duration>
    <meta:editing-cycles>1</meta:editing-cycles>
    <meta:document-statistic meta:table-count="0" meta:image-count="0" meta:object-count="0" meta:page-count="2" meta:paragraph-count="34" meta:word-count="294" meta:character-count="1569" meta:non-whitespace-character-count="1307"/>
    <meta:generator>LibreOffice/5.4.6.2$Windows_X86_64 LibreOffice_project/4014ce260a04f1026ba855d3b8d91541c224eab8</meta:generator>
  </office:meta>
</office:document-meta>
</file>